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The ExtJs loading system</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y a loading system?</text:p>
          </draw:text-box>
        </draw:frame>
        <draw:frame presentation:style-name="pr4" draw:layer="layout" svg:width="24.639cm" svg:height="12.178cm" svg:x="1.4cm" svg:y="4.914cm" presentation:class="outline">
          <draw:text-box>
            <text:list text:style-name="L3">
              <text:list-item>
                <text:p>ExtJs is a big class library.</text:p>
              </text:list-item>
              <text:list-item>
                <text:p>In any single page or even a heavy duty single page application you are only going to be using a small subset of that library.</text:p>
              </text:list-item>
              <text:list-item>
                <text:p>This means you only want to load what you use.</text:p>
              </text:list-item>
              <text:list-item>
                <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draw:text-box>
            <text:p>Other languages</text:p>
          </draw:text-box>
        </draw:frame>
        <draw:frame presentation:style-name="pr4" draw:layer="layout" svg:width="24.639cm" svg:height="12.178cm" svg:x="1.4cm" svg:y="4.914cm" presentation:class="outline">
          <draw:text-box>
            <text:list text:style-name="L3">
              <text:list-item>
                <text:p>In other languages this is exactly how the language loaders work.</text:p>
              </text:list-item>
              <text:list-item>
                <text:p>Example: In Java a class is loaded the first time you instantiate an instance of it. This is done dynamically. So if you have tons of jars in your class path which are not being used they are not loaded. This is all language infrastructure.</text:p>
              </text:list-item>
              <text:list-item>
                <text:p>In addition, when a Class A uses Class B and Class B uses class C then A only has to import class B and not worry about C. </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Now for JavaScript</text:p>
          </draw:text-box>
        </draw:frame>
        <draw:frame presentation:style-name="pr4" draw:layer="layout" svg:width="24.639cm" svg:height="12.178cm" svg:x="1.4cm" svg:y="4.914cm" presentation:class="outline">
          <draw:text-box>
            <text:list text:style-name="L3">
              <text:list-item>
                <text:p>In JavaScript all of these features are missing.</text:p>
              </text:list-item>
              <text:list-item>
                <text:p>JavaScript works at the low level of files which are brought over from the server side.</text:p>
              </text:list-item>
              <text:list-item>
                <text:p>No automatic dependency fetching.</text:p>
              </text:list-item>
              <text:list-item>
                <text:p>No dynamic loading on first use.</text:p>
              </text:list-item>
              <text:list-item>
                <text:p>JavaScript does even know anything about dependencies.</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he frameworks come in</text:p>
          </draw:text-box>
        </draw:frame>
        <draw:frame presentation:style-name="pr4" draw:layer="layout" svg:width="24.639cm" svg:height="12.178cm" svg:x="1.4cm" svg:y="4.914cm" presentation:class="outline">
          <draw:text-box>
            <text:list text:style-name="L3">
              <text:list-item>
                <text:p>Like in many other cases the frameworks here are filling missing features in the JavaScript language itself.</text:p>
              </text:list-item>
              <text:list-item>
                <text:p>DOJO, YUI and ExtJs all have dynamic loading capabilities.</text:p>
              </text:list-item>
              <text:list-item>
                <text:p>In ExtJs this is called the require system.</text:p>
              </text:list-item>
              <text:list-item>
                <text:p>Require is similar to import.</text:p>
              </text:list-item>
              <text:list-item>
                <text:p>You know what you are using so you require it. When the require system is done you get called.</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5T07:34:30</meta:creation-date>
    <meta:editing-duration>P0D</meta:editing-duration>
    <meta:editing-cycles>2</meta:editing-cycles>
    <dc:date>2012-05-15T07:40:48</dc:date>
    <meta:document-statistic meta:object-count="40"/>
    <meta:generator>LibreOffice/3.5$Linux_x86 LibreOffice_project/350m1$Build-2</meta:generator>
  </office:meta>
</office:document-meta>
</file>